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1.725cm"/>
    </style:style>
    <style:style style:name="co3" style:family="table-column">
      <style:table-column-properties fo:break-before="auto" style:column-width="2.293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178cm"/>
    </style:style>
    <style:style style:name="co6" style:family="table-column">
      <style:table-column-properties fo:break-before="auto" style:column-width="2.066cm"/>
    </style:style>
    <style:style style:name="co7" style:family="table-column">
      <style:table-column-properties fo:break-before="auto" style:column-width="2.088cm"/>
    </style:style>
    <style:style style:name="co8" style:family="table-column">
      <style:table-column-properties fo:break-before="auto" style:column-width="2.815cm"/>
    </style:style>
    <style:style style:name="co9" style:family="table-column">
      <style:table-column-properties fo:break-before="auto" style:column-width="2.36cm"/>
    </style:style>
    <style:style style:name="co10" style:family="table-column">
      <style:table-column-properties fo:break-before="auto" style:column-width="2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9)" table:allow-empty-cell="true" table:base-cell-address="CS.C6">
          <table:error-message table:message-type="stop" table:display="true"/>
        </table:content-validation>
        <table:content-validation table:name="val2" table:condition="of:cell-content-is-in-list([$Calc.$H$6:.$H$16])" table:allow-empty-cell="false" table:display-list="unsorted" table:base-cell-address="CS.F6">
          <table:error-message table:message-type="stop" table:display="true"/>
        </table:content-validation>
      </table:content-validations>
      <table:table table:name="CS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Default"/>
          <table:table-cell office:value-type="string" calcext:value-type="string">
            <text:p>XP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WIL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Base:</text:p>
          </table:table-cell>
          <table:table-cell office:value-type="float" office:value="50" calcext:value-type="float">
            <text:p>50</text:p>
          </table:table-cell>
          <table:table-cell table:number-columns-repeated="2" table:content-validation-name="val1" office:value-type="float" office:value="3" calcext:value-type="float">
            <text:p>3</text:p>
          </table:table-cell>
          <table:table-cell table:content-validation-name="val1" office:value-type="float" office:value="4" calcext:value-type="float">
            <text:p>4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2" office:value-type="string" calcext:value-type="string">
            <text:p>Current:</text:p>
          </table:table-cell>
          <table:table-cell table:formula="of:=[.C3]-[$Calc.A2]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16377"/>
        </table:table-row>
        <table:table-row table:style-name="ro1">
          <table:table-cell/>
          <table:table-cell table:style-name="Default"/>
          <table:table-cell office:value-type="string" calcext:value-type="string">
            <text:p>HP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IZE</text:p>
          </table:table-cell>
          <table:table-cell table:style-name="Default"/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Base: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2" office:value-type="string" calcext:value-type="string">
            <text:p>3 Normal</text:p>
          </table:table-cell>
          <table:table-cell table:number-columns-repeated="16378"/>
        </table:table-row>
        <table:table-row table:style-name="ro1">
          <table:table-cell/>
          <table:table-cell table:style-name="ce3" office:value-type="string" calcext:value-type="string">
            <text:p>Current: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c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6" table:default-cell-style-name="ce4"/>
        <table:table-row table:style-name="ro1">
          <table:table-cell office:value-type="string" calcext:value-type="string">
            <text:p>XP used</text:p>
          </table:table-cell>
          <table:table-cell office:value-type="string" calcext:value-type="string">
            <text:p>BASE_STR</text:p>
          </table:table-cell>
          <table:table-cell office:value-type="string" calcext:value-type="string">
            <text:p>BASE_DEX</text:p>
          </table:table-cell>
          <table:table-cell office:value-type="string" calcext:value-type="string">
            <text:p>BASE_WIL</text:p>
          </table:table-cell>
          <table:table-cell office:value-type="string" calcext:value-type="string">
            <text:p>BASE_HP</text:p>
          </table:table-cell>
          <table:table-cell office:value-type="string" calcext:value-type="string">
            <text:p>BASE_MP</text:p>
          </table:table-cell>
          <table:table-cell office:value-type="string" calcext:value-type="string">
            <text:p>BASE_SPEED</text:p>
          </table:table-cell>
          <table:table-cell office:value-type="string" calcext:value-type="string">
            <text:p>H4</text:p>
          </table:table-cell>
          <table:table-cell table:number-columns-repeated="16376"/>
        </table:table-row>
        <table:table-row table:style-name="ro1">
          <table:table-cell table:formula="of:=SUM([.B2:.H2])" office:value-type="float" office:value="50" calcext:value-type="float">
            <text:p>50</text:p>
          </table:table-cell>
          <table:table-cell table:formula="of:=INDIRECT([.B1])*(INDIRECT([.B1])+1) /2" office:value-type="float" office:value="6" calcext:value-type="float">
            <text:p>6</text:p>
          </table:table-cell>
          <table:table-cell table:formula="of:=INDIRECT([.C1])*(INDIRECT([.C1])+1) /2" office:value-type="float" office:value="6" calcext:value-type="float">
            <text:p>6</text:p>
          </table:table-cell>
          <table:table-cell table:formula="of:=INDIRECT([.D1])*(INDIRECT([.D1])+1) /2" office:value-type="float" office:value="10" calcext:value-type="float">
            <text:p>10</text:p>
          </table:table-cell>
          <table:table-cell table:formula="of:=INDIRECT([.E1])*(INDIRECT([.E1])+1) /2" office:value-type="float" office:value="6" calcext:value-type="float">
            <text:p>6</text:p>
          </table:table-cell>
          <table:table-cell table:formula="of:=INDIRECT([.F1])*(INDIRECT([.F1])+1) /2" office:value-type="float" office:value="10" calcext:value-type="float">
            <text:p>10</text:p>
          </table:table-cell>
          <table:table-cell table:formula="of:=INDIRECT([.G1])*(INDIRECT([.G1])+1) /2" office:value-type="float" office:value="6" calcext:value-type="float">
            <text:p>6</text:p>
          </table:table-cell>
          <table:table-cell table:formula="of:=INDIRECT([.H1])*(INDIRECT([.H1])+1) /2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BASE_SIZE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Default" table:formula="of:=MATCH(INDIRECT([.H3]);[.H6:.H16];0)-1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Default" office:value-type="string" calcext:value-type="string">
            <text:p>SIZE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0 Tiny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 Very Smal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 Smal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3 Normal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4 Lar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5 Extra Lar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6 Hug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7 Massiv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8 Enormous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9 Titanic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0 Gigantic</text:p>
          </table:table-cell>
          <table:table-cell table:number-columns-repeated="16376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BASE_DEX" table:base-cell-address="$CS.$D$3" table:cell-range-address="$CS.$E$3"/>
        <table:named-range table:name="BASE_HP" table:base-cell-address="$CS.$D$3" table:cell-range-address="$CS.$C$6"/>
        <table:named-range table:name="BASE_MP" table:base-cell-address="$CS.$D$3" table:cell-range-address="$CS.$D$6"/>
        <table:named-range table:name="BASE_SIZE" table:base-cell-address="$CS.$D$3" table:cell-range-address="$CS.$F$6"/>
        <table:named-range table:name="BASE_SPEED" table:base-cell-address="$CS.$D$3" table:cell-range-address="$CS.$E$6"/>
        <table:named-range table:name="BASE_STR" table:base-cell-address="$CS.$D$3" table:cell-range-address="$CS.$D$3"/>
        <table:named-range table:name="BASE_WIL" table:base-cell-address="$CS.$D$3" table:cell-range-address="$CS.$F$3"/>
        <table:named-range table:name="SIZES" table:base-cell-address="$Calc.$H$6" table:cell-range-address="$Calc.$H$6:.$H$1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cm" fo:margin-bottom="0.7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22:41:20.743130054</meta:creation-date>
    <dc:date>2025-07-09T00:24:50.919648919</dc:date>
    <meta:editing-duration>PT52S</meta:editing-duration>
    <meta:editing-cycles>1</meta:editing-cycles>
    <meta:document-statistic meta:table-count="2" meta:cell-count="51" meta:object-count="0"/>
    <meta:generator>LibreOffice/25.2.4.3$Linux_X86_64 LibreOffice_project/520$Build-3</meta:generator>
  </office:meta>
</office:document-meta>
</file>